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22463" officeooo:paragraph-rsid="00122463"/>
    </style:style>
    <style:style style:name="P2" style:family="paragraph" style:parent-style-name="Text_20_body" style:list-style-name="L1">
      <style:text-properties officeooo:rsid="00122463" officeooo:paragraph-rsid="00122463"/>
    </style:style>
    <style:style style:name="P3" style:family="paragraph" style:parent-style-name="Text_20_body" style:list-style-name="L2">
      <style:text-properties officeooo:rsid="0012646f" officeooo:paragraph-rsid="0012646f"/>
    </style:style>
    <style:style style:name="P4" style:family="paragraph" style:parent-style-name="Text_20_body" style:list-style-name="L2">
      <style:text-properties officeooo:rsid="0014573f" officeooo:paragraph-rsid="0014573f"/>
    </style:style>
    <style:style style:name="P5" style:family="paragraph" style:parent-style-name="Text_20_body" style:list-style-name="L2">
      <style:text-properties officeooo:rsid="00161be2" officeooo:paragraph-rsid="00161be2"/>
    </style:style>
    <style:style style:name="P6" style:family="paragraph" style:parent-style-name="Heading_20_1">
      <style:text-properties officeooo:rsid="00122463" officeooo:paragraph-rsid="00122463"/>
    </style:style>
    <style:style style:name="T1" style:family="text">
      <style:text-properties officeooo:rsid="00122463"/>
    </style:style>
    <style:style style:name="T2" style:family="text">
      <style:text-properties style:font-name="Liberation Serif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style:font-size-asian="10.5pt"/>
    </style:style>
    <style:style style:name="T5" style:family="text">
      <style:text-properties officeooo:rsid="00161b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Repository initial erstellen</text:h>
      <text:p text:style-name="P1">Git clone</text:p>
      <text:h text:style-name="P6" text:outline-level="1">Feature Branch anlegen</text:h>
      <text:list xml:id="list964907267" text:style-name="L1">
        <text:list-item>
          <text:p text:style-name="P2">Wechsel in den Development Branch sofern noch nicht geschehen, sofern noch nicht geschehen:<text:line-break/>„<text:span text:style-name="T2">git checkout dev“</text:span></text:p>
        </text:list-item>
        <text:list-item>
          <text:p text:style-name="P2">Aktualisieren des lokalen Development-Branchs „dev“:<text:line-break/>„git pull“</text:p>
        </text:list-item>
        <text:list-item>
          <text:p text:style-name="P2">Erzeugen eines Feature-Branchs (hier: „doku-erstellen“) mit einhergehendem checkout:<text:line-break/>„<text:span text:style-name="T4">git checkout -b doku-erstellen</text:span><text:span text:style-name="T3">“</text:span></text:p>
        </text:list-item>
        <text:list-item>
          <text:p text:style-name="P2"><text:span text:style-name="T3">Änderungen an der Software erfolgen nun komplett im angelegten Feature-Branch</text:span></text:p>
        </text:list-item>
      </text:list>
      <text:h text:style-name="P6" text:outline-level="1">Feature-Branch fertigstellen</text:h>
      <text:list xml:id="list2170918743" text:style-name="L2">
        <text:list-item>
          <text:p text:style-name="P3">Aktualisieren des lokalen dev-Branchs:</text:p>
          <text:list>
            <text:list-item>
              <text:p text:style-name="P3">„git checkout dev“</text:p>
            </text:list-item>
            <text:list-item>
              <text:p text:style-name="P3">„git pull“</text:p>
            </text:list-item>
          </text:list>
        </text:list-item>
        <text:list-item>
          <text:p text:style-name="P3">Zurückwechseln in den eigenen Feature-Branch (<text:span text:style-name="T1">hier: „doku-erstellen“</text:span>):<text:line-break/>„git checkout doku-erstellen“</text:p>
        </text:list-item>
        <text:list-item>
          <text:p text:style-name="P3">Mergen der aktualisierten Branch-Inhalte von „dev“ in den eigenen Feature-Branch:<text:line-break/>„git merge dev“</text:p>
        </text:list-item>
        <text:list-item>
          <text:p text:style-name="P3">Aktualisieren des lokalen Branches „layout-erstellen“:</text:p>
          <text:list>
            <text:list-item>
              <text:p text:style-name="P3">„git checkout layout-erstellen“</text:p>
            </text:list-item>
            <text:list-item>
              <text:p text:style-name="P3">„git pull“</text:p>
            </text:list-item>
          </text:list>
        </text:list-item>
        <text:list-item>
          <text:p text:style-name="P3">Zurückwechseln in den eigenen Feature-Branch (<text:span text:style-name="T1">hier: „doku-erstellen“</text:span>):<text:line-break/>„git checkout doku-erstellen“</text:p>
        </text:list-item>
        <text:list-item>
          <text:p text:style-name="P3">Mergen der aktualisierten Branch-Inhalte von „layout-erstellen“ in den eigenen Feature-Branch:<text:line-break/>„git merge layout-erstellen“</text:p>
        </text:list-item>
        <text:list-item>
          <text:p text:style-name="P4">Pushen der fertiggestellten, mit den aktuellen aus den Branches „dev“ und „layout-erstellen“ germergten Inhalten auf Github <text:span text:style-name="T5">(hier: „doku-erstellen“)</text:span>:</text:p>
          <text:list>
            <text:list-item>
              <text:p text:style-name="P4">Beim ersten Mal: „git push --set-upstream origin <text:span text:style-name="T5">doku</text:span>-erstellen“</text:p>
            </text:list-item>
            <text:list-item>
              <text:p text:style-name="P5">Später: „git push“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0:34.325187889</meta:creation-date>
    <dc:date>2020-01-15T13:13:03.346049006</dc:date>
    <meta:editing-duration>PT22M2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67" meta:character-count="1300" meta:non-whitespace-character-count="1172"/>
  </office:meta>
</office:document-meta>
</file>